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Table1" style:family="table">
      <style:table-properties style:width="6.6931in" table:align="margins" style:shadow="none" style:may-break-between-rows="true" table:border-model="collapsing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5" style:family="table-row">
      <style:table-row-properties fo:keep-together="auto"/>
    </style:style>
    <style:style style:name="P1" style:family="paragraph" style:parent-style-name="Heading_20_1">
      <style:paragraph-properties fo:text-align="justify" style:justify-single-word="false"/>
      <style:text-properties fo:language="zxx" fo:country="none" officeooo:rsid="0003384e" officeooo:paragraph-rsid="0003384e" style:language-asian="zxx" style:country-asian="none" style:language-complex="zxx" style:country-complex="none"/>
    </style:style>
    <style:style style:name="P2" style:family="paragraph" style:parent-style-name="Heading_20_2">
      <style:paragraph-properties fo:text-align="justify" style:justify-single-word="false"/>
      <style:text-properties fo:language="zxx" fo:country="none" officeooo:rsid="0003384e" officeooo:paragraph-rsid="0003384e" style:language-asian="zxx" style:country-asian="none" style:language-complex="zxx" style:country-complex="none"/>
    </style:style>
    <style:style style:name="P3" style:family="paragraph" style:parent-style-name="Heading_20_2">
      <style:paragraph-properties fo:text-align="justify" style:justify-single-word="false"/>
      <style:text-properties fo:language="zxx" fo:country="none" officeooo:paragraph-rsid="0003384e" style:language-asian="zxx" style:country-asian="none" style:language-complex="zxx" style:country-complex="none"/>
    </style:style>
    <style:style style:name="P4" style:family="paragraph" style:parent-style-name="Heading_20_2">
      <style:paragraph-properties fo:text-align="justify" style:justify-single-word="false"/>
      <style:text-properties fo:language="zxx" fo:country="none" officeooo:paragraph-rsid="000367a5" style:language-asian="zxx" style:country-asian="none" style:language-complex="zxx" style:country-complex="none"/>
    </style:style>
    <style:style style:name="P5" style:family="paragraph" style:parent-style-name="Heading_20_2">
      <style:paragraph-properties fo:text-align="justify" style:justify-single-word="false"/>
      <style:text-properties fo:language="zxx" fo:country="none" officeooo:paragraph-rsid="00099f67" style:language-asian="zxx" style:country-asian="none" style:language-complex="zxx" style:country-complex="none"/>
    </style:style>
    <style:style style:name="P6" style:family="paragraph" style:parent-style-name="Heading_20_2">
      <style:paragraph-properties fo:text-align="justify" style:justify-single-word="false"/>
      <style:text-properties fo:language="zxx" fo:country="none" officeooo:rsid="000367a5" officeooo:paragraph-rsid="000367a5" style:language-asian="zxx" style:country-asian="none" style:language-complex="zxx" style:country-complex="none"/>
    </style:style>
    <style:style style:name="P7" style:family="paragraph" style:parent-style-name="Heading_20_2">
      <style:paragraph-properties fo:text-align="justify" style:justify-single-word="false"/>
      <style:text-properties fo:language="zxx" fo:country="none" officeooo:rsid="0004553f" officeooo:paragraph-rsid="0004553f" style:language-asian="zxx" style:country-asian="none" style:language-complex="zxx" style:country-complex="none"/>
    </style:style>
    <style:style style:name="P8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099f67" officeooo:paragraph-rsid="00099f67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099f67" officeooo:paragraph-rsid="00099f67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0b3bb2" officeooo:paragraph-rsid="000b3bb2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0b3bb2" officeooo:paragraph-rsid="000b3bb2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13" style:family="paragraph" style:parent-style-name="Text_20_body">
      <style:paragraph-properties fo:text-align="justify" style:justify-single-word="false"/>
      <style:text-properties fo:language="zxx" fo:country="none" officeooo:paragraph-rsid="0003384e" style:language-asian="zxx" style:country-asian="none" style:language-complex="zxx" style:country-complex="none"/>
    </style:style>
    <style:style style:name="P14" style:family="paragraph" style:parent-style-name="Text_20_body" style:list-style-name="L5">
      <style:paragraph-properties fo:text-align="justify" style:justify-single-word="false"/>
      <style:text-properties fo:language="zxx" fo:country="none" officeooo:paragraph-rsid="000806b3" style:language-asian="zxx" style:country-asian="none" style:language-complex="zxx" style:country-complex="none"/>
    </style:style>
    <style:style style:name="P15" style:family="paragraph" style:parent-style-name="Text_20_body">
      <style:paragraph-properties fo:text-align="justify" style:justify-single-word="false"/>
      <style:text-properties fo:language="zxx" fo:country="none" officeooo:paragraph-rsid="0004553f" style:language-asian="zxx" style:country-asian="none" style:language-complex="zxx" style:country-complex="none"/>
    </style:style>
    <style:style style:name="P16" style:family="paragraph" style:parent-style-name="Text_20_body" style:list-style-name="L5">
      <style:paragraph-properties fo:text-align="justify" style:justify-single-word="false"/>
      <style:text-properties fo:language="zxx" fo:country="none" officeooo:rsid="000806b3" officeooo:paragraph-rsid="000806b3" style:language-asian="zxx" style:country-asian="none" style:language-complex="zxx" style:country-complex="none"/>
    </style:style>
    <style:style style:name="P17" style:family="paragraph" style:parent-style-name="Text_20_body" style:list-style-name="L1">
      <style:paragraph-properties fo:text-align="justify" style:justify-single-word="false"/>
      <style:text-properties fo:language="zxx" fo:country="none" officeooo:rsid="000806b3" officeooo:paragraph-rsid="000806b3" style:language-asian="zxx" style:country-asian="none" style:language-complex="zxx" style:country-complex="none"/>
    </style:style>
    <style:style style:name="P18" style:family="paragraph" style:parent-style-name="Text_20_body" style:list-style-name="L3">
      <style:paragraph-properties fo:text-align="justify" style:justify-single-word="false"/>
      <style:text-properties fo:language="zxx" fo:country="none" officeooo:rsid="000806b3" officeooo:paragraph-rsid="000806b3" style:language-asian="zxx" style:country-asian="none" style:language-complex="zxx" style:country-complex="none"/>
    </style:style>
    <style:style style:name="P19" style:family="paragraph" style:parent-style-name="Text_20_body" style:list-style-name="L2">
      <style:paragraph-properties fo:text-align="justify" style:justify-single-word="false"/>
      <style:text-properties fo:language="zxx" fo:country="none" officeooo:rsid="000367a5" officeooo:paragraph-rsid="000367a5" style:language-asian="zxx" style:country-asian="none" style:language-complex="zxx" style:country-complex="none"/>
    </style:style>
    <style:style style:name="P20" style:family="paragraph" style:parent-style-name="Text_20_body" style:list-style-name="L3">
      <style:paragraph-properties fo:text-align="justify" style:justify-single-word="false"/>
      <style:text-properties fo:language="zxx" fo:country="none" officeooo:rsid="000367a5" officeooo:paragraph-rsid="000367a5" style:language-asian="zxx" style:country-asian="none" style:language-complex="zxx" style:country-complex="none"/>
    </style:style>
    <style:style style:name="P21" style:family="paragraph" style:parent-style-name="Text_20_body" style:list-style-name="L4">
      <style:paragraph-properties fo:text-align="justify" style:justify-single-word="false"/>
      <style:text-properties fo:language="zxx" fo:country="none" officeooo:rsid="0004553f" officeooo:paragraph-rsid="0004553f" style:language-asian="zxx" style:country-asian="none" style:language-complex="zxx" style:country-complex="none"/>
    </style:style>
    <style:style style:name="P22" style:family="paragraph" style:parent-style-name="Text_20_body">
      <style:paragraph-properties fo:text-align="justify" style:justify-single-word="false"/>
      <style:text-properties fo:language="zxx" fo:country="none" officeooo:rsid="00099f67" officeooo:paragraph-rsid="00099f67" style:language-asian="zxx" style:country-asian="none" style:language-complex="zxx" style:country-complex="none"/>
    </style:style>
    <style:style style:name="P23" style:family="paragraph" style:parent-style-name="Text_20_body">
      <style:paragraph-properties fo:text-align="justify" style:justify-single-word="false"/>
      <style:text-properties fo:language="zxx" fo:country="none" officeooo:rsid="000b3bb2" officeooo:paragraph-rsid="000b3bb2" style:language-asian="zxx" style:country-asian="none" style:language-complex="zxx" style:country-complex="none"/>
    </style:style>
    <style:style style:name="P24" style:family="paragraph" style:parent-style-name="Text_20_body" style:list-style-name="L4">
      <style:paragraph-properties fo:text-align="justify" style:justify-single-word="false"/>
      <style:text-properties fo:language="zxx" fo:country="none" officeooo:rsid="000b3bb2" officeooo:paragraph-rsid="000b3bb2" style:language-asian="zxx" style:country-asian="none" style:language-complex="zxx" style:country-complex="none"/>
    </style:style>
    <style:style style:name="T1" style:family="text">
      <style:text-properties officeooo:rsid="0004553f"/>
    </style:style>
    <style:style style:name="T2" style:family="text">
      <style:text-properties officeooo:rsid="00063086"/>
    </style:style>
    <style:style style:name="T3" style:family="text">
      <style:text-properties officeooo:rsid="000806b3"/>
    </style:style>
    <style:style style:name="T4" style:family="text">
      <style:text-properties officeooo:rsid="0003384e"/>
    </style:style>
    <style:style style:name="T5" style:family="text">
      <style:text-properties officeooo:rsid="000367a5"/>
    </style:style>
    <style:style style:name="T6" style:family="text">
      <style:text-properties officeooo:rsid="00099f67"/>
    </style:style>
    <style:style style:name="T7" style:family="text">
      <style:text-properties officeooo:rsid="000b3bb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Лабораторная работа №<text:span text:style-name="T3">4</text:span></text:h>
      <text:h text:style-name="P2" text:outline-level="2">Цель работы:</text:h>
      <text:p text:style-name="P13"><text:span text:style-name="T4"><text:tab/></text:span><text:span text:style-name="T3">Закрепить теоретический материал и практически освоить основные возможности по использованию базовых алгоритмов растеризации отрезков и кривыx:</text:span></text:p>
      <text:list xml:id="list3798249371" text:style-name="L5">
        <text:list-item>
          <text:p text:style-name="P16">пошаговый алгоритмов</text:p>
        </text:list-item>
        <text:list-item>
          <text:p text:style-name="P16">алгоритм ЦДА</text:p>
        </text:list-item>
        <text:list-item>
          <text:p text:style-name="P16">алгоритм Брезенхема</text:p>
        </text:list-item>
        <text:list-item>
          <text:p text:style-name="P16">алгоритм Брезенхема(окружность)</text:p>
        </text:list-item>
        <text:list-item>
          <text:p text:style-name="P14"><text:span text:style-name="T3">алгоритм Ву</text:span></text:p>
        </text:list-item>
      </text:list>
      <text:h text:style-name="P3" text:outline-level="2"><text:span text:style-name="T4">Задачи работы:</text:span></text:h>
      <text:list xml:id="list1533307252" text:style-name="L1">
        <text:list-item>
          <text:p text:style-name="P17">Создать класс для отображения растеризованного отрезка на экране</text:p>
        </text:list-item>
        <text:list-item>
          <text:p text:style-name="P17">Создать класс для отображения пояснительной информации по ходу алгоритма на экране</text:p>
        </text:list-item>
        <text:list-item>
          <text:p text:style-name="P17">Создать удобный и понятный пользовательский интерфейс</text:p>
        </text:list-item>
        <text:list-item>
          <text:p text:style-name="P17">Реализовать пошаговый алгоритм</text:p>
        </text:list-item>
        <text:list-item>
          <text:p text:style-name="P17">Реализовать алгоритм ЦДА</text:p>
        </text:list-item>
        <text:list-item>
          <text:p text:style-name="P17">Реализовать алгоритм Брезенхема</text:p>
        </text:list-item>
        <text:list-item>
          <text:p text:style-name="P17">Реализовать алгоритм Брезенхема для окружности</text:p>
        </text:list-item>
        <text:list-item>
          <text:p text:style-name="P17">Реализовать алгоритм Ву для сглаженных линий</text:p>
        </text:list-item>
      </text:list>
      <text:h text:style-name="P6" text:outline-level="2">Использованные средства разработки:</text:h>
      <text:list xml:id="list1417338405" text:style-name="L2">
        <text:list-item>
          <text:p text:style-name="P19">Фреймворк Qt и язык C++</text:p>
        </text:list-item>
      </text:list>
      <text:h text:style-name="P4" text:outline-level="2"><text:span text:style-name="T5">Ход работы:</text:span></text:h>
      <text:list xml:id="list1680686764" text:style-name="L3">
        <text:list-item>
          <text:p text:style-name="P18">Создание класса PlotArea для отображения растеризованного отрезка на экране с поддержкой координатной сетки и изменения масштаба. Были реализованы основные методы DrawGrid, DrawAxis, DrawTicks, DrawPixels, AddPixel</text:p>
        </text:list-item>
        <text:list-item>
          <text:p text:style-name="P18"><text:soft-page-break/>Создание класса LogWidget для отображения поясняющей информации в ходе алгоритма. Реализованы основные методы AppendMessage и AppendSeparator</text:p>
        </text:list-item>
        <text:list-item>
          <text:p text:style-name="P20">Проектировка и создание удобного пользовательского интерфейса <text:span text:style-name="T3">с возможностью выбора алгоритма, изменением масштаба, введением координат исходного отрезка</text:span></text:p>
        </text:list-item>
        <text:list-item>
          <text:p text:style-name="P18">Реализация пошагового алгоритма в виде метода NaiveLine</text:p>
        </text:list-item>
        <text:list-item>
          <text:p text:style-name="P18">Реализация алгоритма ЦДА в виде метода DDALine</text:p>
        </text:list-item>
        <text:list-item>
          <text:p text:style-name="P18">Реализация алгоритма Брезенхема в виде метода BresenhamLine</text:p>
        </text:list-item>
        <text:list-item>
          <text:p text:style-name="P18">Реализация алгоритма Брезенхема для окружности в виде метода BresenhamCircle</text:p>
        </text:list-item>
        <text:list-item>
          <text:p text:style-name="P18">Реализация алгоритма Ву для сглаженных линий в виде метода WuLine</text:p>
        </text:list-item>
        <text:list-item>
          <text:p text:style-name="P18">Добавление поясняющих сообщений в ходе каждого алгоритма</text:p>
        </text:list-item>
        <text:list-item>
          <text:p text:style-name="P18">Добавление поддержки измерения прошедшего времени для каждого алгоритма</text:p>
        </text:list-item>
      </text:list>
      <text:h text:style-name="P5" text:outline-level="2" text:is-list-header="true"><text:span text:style-name="T6">Временные характеристики:</text:span></text:h>
      <text:p text:style-name="P22">Были введены наибольшие поддерживаемые входные данные для отрезка:</text:p>
      <text:p text:style-name="P22">x1 = -100 <text:tab/><text:tab/>y2 = 100</text:p>
      <text:p text:style-name="P22">y1 = -75<text:tab/><text:tab/>x2 = 75</text:p>
      <text:p text:style-name="P23">Для окружности :</text:p>
      <text:p text:style-name="P23">x0 = 0</text:p>
      <text:p text:style-name="P23">y0 = 0</text:p>
      <text:p text:style-name="P23">R = 75</text:p>
      <table:table table:name="Table1" table:style-name="Table1" table:template-name="Default Style">
        <table:table-column table:style-name="Table1.A" table:number-columns-repeated="3"/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С поясняющей информацией</text:p>
          </table:table-cell>
          <table:table-cell table:style-name="Table1.C1" office:value-type="string">
            <text:p text:style-name="P9">Без поясняющей информации</text:p>
          </table:table-cell>
        </table:table-row>
        <table:table-row>
          <table:table-cell table:style-name="Table1.A2" office:value-type="string">
            <text:p text:style-name="P9">Пошаговый алгоритм</text:p>
          </table:table-cell>
          <table:table-cell table:style-name="Table1.A2" office:value-type="string">
            <text:p text:style-name="P10">889 мс</text:p>
          </table:table-cell>
          <table:table-cell table:style-name="Table1.C2" office:value-type="string">
            <text:p text:style-name="P12">690 мс</text:p>
          </table:table-cell>
        </table:table-row>
        <table:table-row>
          <table:table-cell table:style-name="Table1.A2" office:value-type="string">
            <text:p text:style-name="P9">Алгоритм ЦДА</text:p>
          </table:table-cell>
          <table:table-cell table:style-name="Table1.A2" office:value-type="string">
            <text:p text:style-name="P12">839 мс</text:p>
          </table:table-cell>
          <table:table-cell table:style-name="Table1.C2" office:value-type="string">
            <text:p text:style-name="P12">680 мс</text:p>
          </table:table-cell>
        </table:table-row>
        <table:table-row>
          <table:table-cell table:style-name="Table1.A2" office:value-type="string">
            <text:p text:style-name="P9">Алгоритм Брезенхема</text:p>
          </table:table-cell>
          <table:table-cell table:style-name="Table1.A2" office:value-type="string">
            <text:p text:style-name="P12">882 мс</text:p>
          </table:table-cell>
          <table:table-cell table:style-name="Table1.C2" office:value-type="string">
            <text:p text:style-name="P12">699 мс</text:p>
          </table:table-cell>
        </table:table-row>
        <table:table-row table:style-name="Table1.5">
          <table:table-cell table:style-name="Table1.A1" office:value-type="string">
            <text:p text:style-name="P9">Алгоритм Ву</text:p>
          </table:table-cell>
          <table:table-cell table:style-name="Table1.A1" office:value-type="string">
            <text:p text:style-name="P12">1554 мс</text:p>
          </table:table-cell>
          <table:table-cell table:style-name="Table1.C1" office:value-type="string">
            <text:p text:style-name="P12">1392 мс</text:p>
          </table:table-cell>
        </table:table-row>
        <table:table-row>
          <table:table-cell table:style-name="Table1.A2" office:value-type="string">
            <text:p text:style-name="P11">Алгоритм Брезенхема для окружности</text:p>
          </table:table-cell>
          <table:table-cell table:style-name="Table1.A2" office:value-type="string">
            <text:p text:style-name="P12">1526 мс</text:p>
          </table:table-cell>
          <table:table-cell table:style-name="Table1.C2" office:value-type="string">
            <text:p text:style-name="P12">1494 мс</text:p>
          </table:table-cell>
        </table:table-row>
      </table:table>
      <text:p text:style-name="P23"/>
      <text:p text:style-name="P23"><text:soft-page-break/>Можно заметить, что вывод поясняющей информации занимает 5 — 20 % работы программы.</text:p>
      <text:p text:style-name="P23">Разницы между алгоритмом Брезенхема и пошаговым алгоритмом не заметно вообще, хотя алгоритм Брезенхема не использует дробную арифметику. Можно предположить, что это из-за эмуляции отрисовки пикселей на экране, а их число в этих алгоритмах сопоставимое. То есть отрисовка пикселей занимает большую часть времени, так как реализована не аппаратно.</text:p>
      <text:h text:style-name="P7" text:outline-level="2">Вывод:</text:h>
      <text:p text:style-name="P15"><text:tab/><text:span text:style-name="T1">В ходе выполнения данной работы я:</text:span></text:p>
      <text:list xml:id="list3468737800" text:style-name="L4">
        <text:list-item>
          <text:p text:style-name="P21">создал приложение, позволяющее <text:span text:style-name="T7">проводить растеризацию отрезков и кривых базовыми алгоритмами</text:span></text:p>
        </text:list-item>
        <text:list-item>
          <text:p text:style-name="P21">закрепил полученные лекционные знания по различным <text:span text:style-name="T7">алгоритмам растеризации</text:span></text:p>
        </text:list-item>
        <text:list-item>
          <text:p text:style-name="P24">получил дополнительный опыт по проектировке приложений</text:p>
        </text:list-item>
        <text:list-item>
          <text:p text:style-name="P21">у<text:span text:style-name="T2">глубил</text:span> знания фреймворка Qt, а также языка C++</text:p>
        </text:list-item>
        <text:list-item>
          <text:p text:style-name="P21">получил дополнительный опыт работы с системой контроля версий Git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21:17:52.633238232</meta:creation-date>
    <dc:date>2022-11-24T23:01:53.954199861</dc:date>
    <meta:editing-duration>PT15M36S</meta:editing-duration>
    <meta:editing-cycles>3</meta:editing-cycles>
    <meta:generator>LibreOffice/7.3.6.2$Linux_X86_64 LibreOffice_project/30$Build-2</meta:generator>
    <meta:document-statistic meta:table-count="1" meta:image-count="0" meta:object-count="0" meta:page-count="3" meta:paragraph-count="64" meta:word-count="408" meta:character-count="2874" meta:non-whitespace-character-count="2553"/>
  </office:meta>
</office:document-meta>
</file>